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style:text-underline-style="solid" style:text-underline-width="auto" style:text-underline-color="font-color"/>
    </style:style>
    <style:style style:name="T4" style:family="text">
      <style:text-properties style:font-name="Verdana1" style:text-underline-style="solid" style:text-underline-width="auto" style:text-underline-color="font-color" fo:font-weight="bold"/>
    </style:style>
    <style:style style:name="T5" style:family="text">
      <style:text-properties style:font-name="Verdana1" fo:font-size="24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66" style:font-name="Verdana1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fo:color="#00008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inated Veggies</text:p>
      <text:p text:style-name="Standard"/>
      <text:p text:style-name="Standard">6 cups of chopped veggies ~ these can be a mix in any desired proportion of lettuce, mushrooms, radishes, cauliflower, carrot slices, tomatoes, etc..</text:p>
      <text:p text:style-name="Standard">Italian dressing (recipe follows)</text:p>
      <text:p text:style-name="Standard"/>
      <text:p text:style-name="Standard">Mix veggies and dressing together and refrigerate for a few hours before dinnertim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48:59.19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4" meta:word-count="43" meta:character-count="282"/>
  </office:meta>
</office:document-meta>
</file>